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ariol" svg:font-family="Bariol, sans-serif"/>
    <style:font-face style:name="Open Sans" svg:font-family="'Open Sans', sans-serif"/>
    <style:font-face style:name="Source Sans Pro" svg:font-family="'Source Sans Pro', Helvetica, 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automatic-styles>
    <style:style style:name="P1" style:family="paragraph" style:parent-style-name="Default_7e_LT_7e_Gliederung_20_2" style:list-style-name="">
      <style:paragraph-properties fo:margin-left="0cm" fo:margin-right="0cm" fo:margin-top="0cm" fo:margin-bottom="0.4cm" fo:text-indent="0cm" style:auto-text-indent="false" style:text-autospace="none"/>
      <style:text-properties style:use-window-font-color="true" style:text-outline="false" style:text-line-through-style="none" style:font-name="Arial1"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2" style:family="paragraph" style:parent-style-name="Default_7e_LT_7e_Gliederung_20_1">
      <style:text-properties style:use-window-font-color="true" style:text-outline="false" style:text-line-through-style="none" style:font-name="Arial1"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3" style:family="paragraph" style:parent-style-name="Default_7e_LT_7e_Gliederung_20_1" style:list-style-name=""/>
    <style:style style:name="P4" style:family="paragraph" style:parent-style-name="Default_7e_LT_7e_Gliederung_20_1" style:list-style-name="">
      <style:paragraph-properties fo:margin-left="0cm" fo:margin-right="0cm" fo:margin-top="0cm" fo:margin-bottom="0.499cm" fo:text-indent="0cm" style:auto-text-indent="false" style:text-autospace="none"/>
      <style:text-properties style:use-window-font-color="true" style:text-outline="false" style:text-line-through-style="none" style:font-name="Arial1"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5" style:family="paragraph" style:parent-style-name="Default_7e_LT_7e_Untertitel" style:list-style-name="">
      <style:paragraph-properties fo:margin-left="0cm" fo:margin-right="0cm" fo:text-align="start" style:justify-single-word="false" fo:text-indent="0cm" style:auto-text-indent="false" style:text-autospace="none"/>
      <style:text-properties style:font-name="Arial2"/>
    </style:style>
    <style:style style:name="P6" style:family="paragraph" style:parent-style-name="Heading_20_4">
      <style:text-properties fo:font-variant="normal" fo:text-transform="none" fo:color="#1c1c1c" style:font-name="Source Sans Pro" fo:font-size="12pt" fo:letter-spacing="normal" fo:font-style="normal" fo:font-weight="bold" style:font-size-asian="12pt" style:font-size-complex="12pt"/>
    </style:style>
    <style:style style:name="P7" style:family="paragraph" style:parent-style-name="Standard">
      <style:text-properties style:font-name="Arial2"/>
    </style:style>
    <style:style style:name="P8" style:family="paragraph" style:parent-style-name="Standard" style:list-style-name="L1">
      <style:text-properties style:font-name="Arial2"/>
    </style:style>
    <style:style style:name="P9" style:family="paragraph" style:parent-style-name="Standard">
      <style:paragraph-properties fo:text-align="center" style:justify-single-word="false"/>
    </style:style>
    <style:style style:name="P10" style:family="paragraph" style:parent-style-name="Standard">
      <style:text-properties fo:font-variant="normal" fo:text-transform="none" fo:color="#445d6e" style:font-name="Open Sans" fo:font-size="9.35000038146973pt" fo:letter-spacing="normal" fo:font-style="normal" fo:font-weight="normal"/>
    </style:style>
    <style:style style:name="P11" style:family="paragraph" style:parent-style-name="Standard">
      <style:text-properties style:font-name="Open Sans"/>
    </style:style>
    <style:style style:name="P12" style:family="paragraph" style:parent-style-name="Standard">
      <style:text-properties fo:color="#1c1c1c" fo:font-size="12pt" style:font-size-asian="12pt" style:font-size-complex="12pt"/>
    </style:style>
    <style:style style:name="T1" style:family="text">
      <style:text-properties style:use-window-font-color="true" style:text-outline="false" style:text-line-through-style="none"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T2" style:family="text">
      <style:text-properties style:use-window-font-color="true" style:text-outline="false" style:text-line-through-style="none"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text-overline-style="none" style:text-overline-color="font-color"/>
    </style:style>
    <style:style style:name="T3" style:family="text">
      <style:text-properties style:use-window-font-color="true" style:text-outline="false" style:text-line-through-style="none" style:font-name="Arial Unicode MS"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text-overline-style="none" style:text-overline-color="font-color"/>
    </style:style>
    <style:style style:name="T4" style:family="text">
      <style:text-properties fo:font-variant="normal" fo:text-transform="none" fo:color="#6e7b8d" style:font-name="Arial1" fo:font-size="12pt" fo:letter-spacing="normal" style:font-name-asian="Arial1" style:font-size-asian="12pt" style:font-name-complex="Arial1" style:font-size-complex="12pt"/>
    </style:style>
    <style:style style:name="T5" style:family="text">
      <style:text-properties fo:font-variant="normal" fo:text-transform="none" fo:color="#5a95e5" style:font-name="Arial1" fo:font-size="12pt" fo:letter-spacing="normal" style:text-blinking="false" style:font-name-asian="Arial1" style:font-size-asian="12pt" style:font-name-complex="Arial1" style:font-size-complex="12pt"/>
    </style:style>
    <style:style style:name="T6" style:family="text">
      <style:text-properties fo:font-variant="normal" fo:text-transform="none" fo:color="#445d6e" fo:font-size="9.35000038146973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ello Everyone!</text:p>
      <text:p text:style-name="P7"/>
      <text:p text:style-name="P7">Before starting with this session I want to know something from you guys. </text:p>
      <text:p text:style-name="P7">Have you ever faced problem like </text:p>
      <text:list xml:id="list1702195113191156504" text:style-name="L1">
        <text:list-item>
          <text:p text:style-name="P8">SQL is not starting</text:p>
        </text:list-item>
        <text:list-item>
          <text:p text:style-name="P8">Java path is not set what do I do ?</text:p>
        </text:list-item>
        <text:list-item>
          <text:p text:style-name="P8">This doesn't work on my machine... some configuration maybe</text:p>
        </text:list-item>
        <text:list-item>
          <text:p text:style-name="P8">This is BE dev's job why do I do it</text:p>
        </text:list-item>
      </text:list>
      <text:p text:style-name="P7">bla bla bla !</text:p>
      <text:p text:style-name="P7">not just in this company but anywhere in your prev jobs maybe </text:p>
      <text:p text:style-name="P7"/>
      <text:p text:style-name="P7">And do you know roughly how much time you've spent resolving that issue</text:p>
      <text:p text:style-name="P7"/>
      <text:p text:style-name="P7">Do you 100% agree to this</text:p>
      <text:p text:style-name="P7">“if I wouldn't face this issue I would have developed / completed my task much earlier”</text:p>
      <text:p text:style-name="P7"/>
      <text:p text:style-name="P7">Time saving</text:p>
      <text:p text:style-name="P7">Less stress</text:p>
      <text:p text:style-name="P7">Happy Coding !</text:p>
      <text:p text:style-name="P7"/>
      <text:p text:style-name="P7">Docker with React JS</text:p>
      <text:p text:style-name="P7"/>
      <text:p text:style-name="P7">What is Docker ?</text:p>
      <text:p text:style-name="P10">Docker automates the repetitive tasks of setting up and configuring development environments so that developers can focus on what matters: building great apps.</text:p>
      <text:p text:style-name="P10"/>
      <text:p text:style-name="P10">Docker is the world’s leading software container platform. </text:p>
      <text:p text:style-name="P11"><text:span text:style-name="T6">Developers use Docker to eliminate “works on my machine” problems when collaborating on code with co-workers. Operators use Docker to run and manage apps side-by-side in isolated containers to get better compute density. Enterprises use Docker to build agile software delivery pipelines to ship new features faster, more securely and with confidence for both Linux and Windows Server apps.</text:span></text:p>
      <text:p text:style-name="P7"/>
      <text:p text:style-name="P5"><text:span text:style-name="T1">Docker is a tool designed to make it easier to create, </text:span><text:span text:style-name="T2">deploy, and run applications and </text:span><text:span text:style-name="T3">ship it all out as one package. The application will run on any other machine regardless of any customized settings that machine might have that could differ from the machine used for writing and testing the code.</text:span></text:p>
      <text:p text:style-name="P5"><text:span text:style-name="T3"/></text:p>
      <text:p text:style-name="P7">Benefits</text:p>
      <text:p text:style-name="P2">Fast development cycle</text:p>
      <text:p text:style-name="P4">Application portability</text:p>
      <text:p text:style-name="P1">Build in one environment, ship to another</text:p>
      <text:p text:style-name="P4">Run more apps on one host machine</text:p>
      <text:p text:style-name="P3"><text:span text:style-name="T4">This is why Docker is a huge help in enabling </text:span><text:a xlink:type="simple" xlink:href="https://codeship.com/" text:style-name="Internet_20_link" text:visited-style-name="Visited_20_Internet_20_Link"><text:span text:style-name="T5">continous integration, delivery, and deployment pipelines</text:span></text:a></text:p>
      <text:p text:style-name="P7"/>
      <text:p text:style-name="P7">Why we need Docker ?</text:p>
      <text:p text:style-name="Standard">To speed up setup process and focus on building the app</text:p>
      <text:p text:style-name="Standard">To make sure the package gets deployed in any environment and by any sys-admins</text:p>
      <text:p text:style-name="Standard"><text:soft-page-break/></text:p>
      <text:p text:style-name="Standard"/>
      <text:h text:style-name="P6" text:outline-level="4">CONTAINERS AND IMAGES AND DOCKERFILES. OH MY!</text:h>
      <text:p text:style-name="P12">Lions, Tigers and Bears.. Oh my!</text:p>
      <text:p text:style-name="Standard">Oh my! image</text:p>
      <text:p text:style-name="Standard"/>
      <text:p text:style-name="Standard"/>
      <text:p text:style-name="Standard"/>
      <text:p text:style-name="Standard"/>
      <text:p text:style-name="P9"/>
      <text:p text:style-name="Horizontal_20_Line"/>
      <text:p text:style-name="Standard">Sources:</text:p>
      <text:p text:style-name="Standard">https://docs.docker.com/docker-for-mac/install/</text:p>
      <text:p text:style-name="Standard"><text:a xlink:type="simple" xlink:href="https://blog.codeship.com/why-docker/" text:style-name="Internet_20_link" text:visited-style-name="Visited_20_Internet_20_Link">https://blog.codeship.com/why-docker/</text:a></text:p>
      <text:p text:style-name="Standard"><text:a xlink:type="simple" xlink:href="https://www.docker.com/what-docker" text:style-name="Internet_20_link" text:visited-style-name="Visited_20_Internet_20_Link">https://www.docker.com/what-docker</text:a></text:p>
      <text:p text:style-name="Standard"/>
      <text:p text:style-name="Standard"/>
      <text:p text:style-name="Standard">If you like and want to know more about how to start and setup project do attend my next session on React with Dock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ariol" svg:font-family="Bariol, sans-serif"/>
    <style:font-face style:name="Open Sans" svg:font-family="'Open Sans', sans-serif"/>
    <style:font-face style:name="Source Sans Pro" svg:font-family="'Source Sans Pro', Helvetica, 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WW-Title12"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1" style:font-size-asian="12pt" style:font-weight-asian="bold" style:font-name-complex="Arial Unicode MS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01T10:27:05</meta:creation-date>
    <dc:date>2017-06-20T15:50:07</dc:date>
    <meta:editing-duration>P19DT5H23M4S</meta:editing-duration>
    <meta:editing-cycles>7</meta:editing-cycles>
    <meta:generator>OpenOffice/4.1.3$Unix OpenOffice.org_project/413m1$Build-9783</meta:generator>
    <meta:document-statistic meta:table-count="0" meta:image-count="0" meta:object-count="0" meta:page-count="2" meta:paragraph-count="38" meta:word-count="379" meta:character-count="2234"/>
  </office:meta>
</office:document-meta>
</file>